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f98" officeooo:paragraph-rsid="000ca705"/>
    </style:style>
    <style:style style:name="P2" style:family="paragraph" style:parent-style-name="Standard">
      <style:text-properties officeooo:rsid="000cb54f" officeooo:paragraph-rsid="000cb54f"/>
    </style:style>
    <style:style style:name="P3" style:family="paragraph" style:parent-style-name="Standard">
      <style:text-properties officeooo:rsid="000ddff4" officeooo:paragraph-rsid="000ddff4"/>
    </style:style>
    <style:style style:name="P4" style:family="paragraph" style:parent-style-name="Standard">
      <style:text-properties officeooo:rsid="000fc324" officeooo:paragraph-rsid="000fc324"/>
    </style:style>
    <style:style style:name="P5" style:family="paragraph" style:parent-style-name="Standard">
      <style:text-properties officeooo:rsid="000ffe42" officeooo:paragraph-rsid="000ffe42"/>
    </style:style>
    <style:style style:name="P6" style:family="paragraph" style:parent-style-name="Standard">
      <style:text-properties officeooo:rsid="0011950f" officeooo:paragraph-rsid="0011950f"/>
    </style:style>
    <style:style style:name="P7" style:family="paragraph" style:parent-style-name="Standard">
      <style:text-properties fo:font-style="normal" officeooo:rsid="00120fa9" officeooo:paragraph-rsid="0011950f" style:font-style-asian="normal" style:font-style-complex="normal"/>
    </style:style>
    <style:style style:name="P8" style:family="paragraph" style:parent-style-name="Standard">
      <style:text-properties fo:font-style="normal" officeooo:rsid="00120fa9" officeooo:paragraph-rsid="00120fa9" style:font-style-asian="normal" style:font-style-complex="normal"/>
    </style:style>
    <style:style style:name="P9" style:family="paragraph" style:parent-style-name="Standard">
      <style:text-properties fo:font-style="normal" officeooo:rsid="0012942f" officeooo:paragraph-rsid="0012942f" style:font-style-asian="normal" style:font-style-complex="normal"/>
    </style:style>
    <style:style style:name="P10" style:family="paragraph" style:parent-style-name="Standard">
      <style:text-properties fo:font-style="normal" officeooo:rsid="001305de" officeooo:paragraph-rsid="001305de" style:font-style-asian="normal" style:font-style-complex="normal"/>
    </style:style>
    <style:style style:name="T1" style:family="text">
      <style:text-properties officeooo:rsid="000d5f98"/>
    </style:style>
    <style:style style:name="T2" style:family="text">
      <style:text-properties officeooo:rsid="000fc32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20fa9" style:font-style-asian="italic" style:font-style-complex="italic"/>
    </style:style>
    <style:style style:name="T5" style:family="text">
      <style:text-properties officeooo:rsid="00120fa9"/>
    </style:style>
    <style:style style:name="T6" style:family="text">
      <style:text-properties fo:font-style="normal" officeooo:rsid="00120fa9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_ 05/02</text:p>
      <text:p text:style-name="P1">Les nouvelles audaces de l'architecture</text:p>
      <text:p text:style-name="P1"><text:tab/>archi et peinture à Florence</text:p>
      <text:p text:style-name="P1"><text:tab/>expo, Palais Italiens à la Renaissance</text:p>
      <text:p text:style-name="P1"><text:tab/>vocab, descri archi civi et palais veniciens</text:p>
      <text:p text:style-name="P1"/>
      <text:p text:style-name="P2">oral : <text:span text:style-name="T1">Palais Italiens à la Renaissance</text:span></text:p>
      <text:p text:style-name="P2"/>
      <text:p text:style-name="P3">origine du palais : residence des Céasars sur colline du palatin</text:p>
      <text:p text:style-name="P3">renaissance = vaste demeure luxueuse monumentale pour affaire importantes</text:p>
      <text:p text:style-name="P3"/>
      <text:p text:style-name="P3">Florence<text:tab/>Palais Médicis, Palazzo Vecchio</text:p>
      <text:p text:style-name="P3">Venise</text:p>
      <text:p text:style-name="P3">Rome</text:p>
      <text:p text:style-name="P3"/>
      <text:p text:style-name="P3"><text:span text:style-name="T2">I/</text:span>Florence : renouveau artistique premiere moitie XV</text:p>
      <text:p text:style-name="P3"/>
      <text:p text:style-name="P4">Ouvrage d'Alberti en 1484 = palais doit correspondre au niveau social de l'individu</text:p>
      <text:p text:style-name="P4"><text:tab/>correspond à propagande richesse familiale</text:p>
      <text:p text:style-name="P4"><text:tab/>pièces peintes / fresques ou teintures </text:p>
      <text:p text:style-name="P4">rien de conservé</text:p>
      <text:p text:style-name="P4"/>
      <text:p text:style-name="P4">palais florentins = carré/cubique/pierrede taille/exterieur ostères</text:p>
      <text:p text:style-name="P4"/>
      <text:p text:style-name="P4">Palais des Médicis</text:p>
      <text:p text:style-name="P4"><text:tab/>première projet trop ambitieux/trop opulent</text:p>
      <text:p text:style-name="P4"><text:tab/>arhitecte Michelozzo</text:p>
      <text:p text:style-name="P4"><text:tab/>chantier : 1444 (achevé 20 plus tard)</text:p>
      <text:p text:style-name="P4"/>
      <text:p text:style-name="P4">racheté puis agrandis</text:p>
      <text:p text:style-name="P4">auj il ne reste que trois étage</text:p>
      <text:p text:style-name="P4"/>
      <text:p text:style-name="P4">corniche=integration dans mur ? Construction coûteuse</text:p>
      <text:p text:style-name="P4">rigeur proportions/symétrie (colonnades/arches centrés)</text:p>
      <text:p text:style-name="P4"/>
      <text:p text:style-name="P4">model repris pendant un siècle pour les palais</text:p>
      <text:p text:style-name="P4"/>
      <text:p text:style-name="P4">à l'étage = Chapelle des Mages</text:p>
      <text:p text:style-name="P4"/>
      <text:p text:style-name="P4">Palais Vecchio</text:p>
      <text:p text:style-name="P4">hotel de ville</text:p>
      <text:p text:style-name="P4">palais public</text:p>
      <text:p text:style-name="P4">palais forteresse</text:p>
      <text:p text:style-name="P4">ba^tit entre 1298 et 1340</text:p>
      <text:p text:style-name="P4">arhitecte Arnolfo Di Cambio</text:p>
      <text:p text:style-name="P4"/>
      <text:p text:style-name="P4">agrandissement (quadruplé ses dimensions?)</text:p>
      <text:p text:style-name="P4">Tour d'Amolfo = emblème de la ville</text:p>
      <text:p text:style-name="P4"/>
      <text:p text:style-name="P4">cour décoré par Vasari</text:p>
      <text:p text:style-name="P5">Salon des Cinq Cents (par Vasari) + <text:span text:style-name="T3">Le Génie Victorieux </text:span>de Michel Ange</text:p>
      <text:p text:style-name="P5"/>
      <text:p text:style-name="P5"><text:soft-page-break/>salle des Lys abrite original de Donatello</text:p>
      <text:p text:style-name="P5">+</text:p>
      <text:p text:style-name="P5">salle des cartes = connaissance géo de l'époque</text:p>
      <text:p text:style-name="P5"/>
      <text:p text:style-name="P5">II/Venice</text:p>
      <text:p text:style-name="P5"/>
      <text:p text:style-name="P5">évolution lente</text:p>
      <text:p text:style-name="P5"><text:tab/>réappropriation des ordres antiques</text:p>
      <text:p text:style-name="P5"/>
      <text:p text:style-name="P5">contraintes avec construction sur pilotis</text:p>
      <text:p text:style-name="P5"><text:tab/>pas de présence de cour intérieure</text:p>
      <text:p text:style-name="P5"><text:tab/>pas besoin de fortification</text:p>
      <text:p text:style-name="P5"/>
      <text:p text:style-name="P5">division facade en trois parties</text:p>
      <text:p text:style-name="P5"><text:tab/>vaste porche</text:p>
      <text:p text:style-name="P5"><text:tab/>importance des baies pour lumière</text:p>
      <text:p text:style-name="P5"><text:tab/>revêtement en marbre grec</text:p>
      <text:p text:style-name="P5"><text:tab/>XV = symétrie dans les façades</text:p>
      <text:p text:style-name="P5"/>
      <text:p text:style-name="P5">Palais des Doges</text:p>
      <text:p text:style-name="P5"><text:tab/>construit en 810</text:p>
      <text:p text:style-name="P5"><text:tab/>reconstruit après incendies = édifice complexe</text:p>
      <text:p text:style-name="P5"><text:tab/>grandeur noblesse vénitienne</text:p>
      <text:p text:style-name="P5"><text:tab/>escalier des géants</text:p>
      <text:p text:style-name="P5"><text:tab/>architecte florentins sont intervenuenet dans reconstructions</text:p>
      <text:p text:style-name="P5">palais publix et privé</text:p>
      <text:p text:style-name="P5"><text:tab/>influence gothique</text:p>
      <text:p text:style-name="P5"><text:tab/>division tripartie</text:p>
      <text:p text:style-name="P6">cour = rezdechaussée de style lombard </text:p>
      <text:p text:style-name="P6"/>
      <text:p text:style-name="P6">Porte de la charte = liaison entre la cathédrale Saint Marce et le palais</text:p>
      <text:p text:style-name="P6"/>
      <text:p text:style-name="P6">peinture murales très riches / puissance cité (Véronès / Tintoret?)</text:p>
      <text:p text:style-name="P6">+portraits des doges au fil des années</text:p>
      <text:p text:style-name="P6"/>
      <text:p text:style-name="P6">Palais privé ordonnance et symétrie+inspi antique</text:p>
      <text:p text:style-name="P6">forte ornémentation</text:p>
      <text:p text:style-name="P6"><text:tab/><text:span text:style-name="T5">intérieur = sujet mythologiques = </text:span><text:span text:style-name="T4">LE jugement de Salomon</text:span><text:span text:style-name="T6">, Sabastiano del Plombo</text:span></text:p>
      <text:p text:style-name="P7"/>
      <text:p text:style-name="P7"/>
      <text:p text:style-name="P8">III/Rome</text:p>
      <text:p text:style-name="P8"/>
      <text:p text:style-name="P8">période la + riche = XVI° "Cinquecento"</text:p>
      <text:p text:style-name="P8"/>
      <text:p text:style-name="P8">Le Palais Caprini</text:p>
      <text:p text:style-name="P8"><text:tab/>maison de Raphael</text:p>
      <text:p text:style-name="P8"><text:tab/>détruit pour agrandissement de St Piere</text:p>
      <text:p text:style-name="P8"><text:tab/>dessin pour seul vestige</text:p>
      <text:p text:style-name="P8"/>
      <text:p text:style-name="P8">séparation étages très ordonné / deux étages</text:p>
      <text:p text:style-name="P8"/>
      <text:p text:style-name="P8">modèle inspiré au "Insula" (immeuble ancien)</text:p>
      <text:p text:style-name="P8"><text:soft-page-break/></text:p>
      <text:p text:style-name="P8">rdc à Bossage+étage énobleé avec appareillage</text:p>
      <text:p text:style-name="P8"/>
      <text:p text:style-name="P8">application sur palais Brancollio dell' aquilla (avec plus d'ornementation</text:p>
      <text:p text:style-name="P8"/>
      <text:p text:style-name="P8">palais Massimo alle colonnes</text:p>
      <text:p text:style-name="P8">facade incurvée avec portique romain in antis</text:p>
      <text:p text:style-name="P8">loggia très décorée</text:p>
      <text:p text:style-name="P8"/>
      <text:p text:style-name="P8">Palais Farnèse</text:p>
      <text:p text:style-name="P8"><text:tab/>projet lancée en 1512</text:p>
      <text:p text:style-name="P8"><text:tab/>reporté avec sac de rome</text:p>
      <text:p text:style-name="P8"><text:tab/>reprit en 1541</text:p>
      <text:p text:style-name="P8"><text:tab/>cMichelAnge finit travaux plus tard</text:p>
      <text:p text:style-name="P8"/>
      <text:p text:style-name="P8">ambassade de France/école de France</text:p>
      <text:p text:style-name="P8"/>
      <text:p text:style-name="P8">à l'origine = briques rouges </text:p>
      <text:p text:style-name="P8"/>
      <text:p text:style-name="P9">à l'intérieur emblème des Farnèses est très présent</text:p>
      <text:p text:style-name="P9"/>
      <text:p text:style-name="P9">Conclu</text:p>
      <text:p text:style-name="P9"><text:tab/>palais = établissement urbains</text:p>
      <text:p text:style-name="P9"><text:tab/>grandes dimensions</text:p>
      <text:p text:style-name="P9"><text:tab/>élite (Famille)</text:p>
      <text:p text:style-name="P9"/>
      <text:p text:style-name="P9">sert inspiration pour édifice à bordeax à côté cahédrale</text:p>
      <text:p text:style-name="P9"/>
      <text:p text:style-name="P10">voctd13h30</text:p>
      <text:p text:style-name="P10">isabelle.beccia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50S</meta:editing-duration>
    <meta:editing-cycles>11</meta:editing-cycles>
    <meta:generator>LibreOffice/5.3.6.1$Windows_x86 LibreOffice_project/686f202eff87ef707079aeb7f485847613344eb7</meta:generator>
    <dc:date>2018-02-20T15:23:01.967000000</dc:date>
    <meta:document-statistic meta:table-count="0" meta:image-count="0" meta:object-count="0" meta:page-count="3" meta:paragraph-count="95" meta:word-count="468" meta:character-count="3164" meta:non-whitespace-character-count="2755"/>
    <meta:user-defined meta:name="Info 1"/>
    <meta:user-defined meta:name="Info 2"/>
    <meta:user-defined meta:name="Info 3"/>
    <meta:user-defined meta:name="Info 4"/>
  </office:meta>
</office:document-meta>
</file>